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7c4" officeooo:paragraph-rsid="001177c4"/>
    </style:style>
    <style:style style:name="P2" style:family="paragraph" style:parent-style-name="Standard">
      <style:text-properties officeooo:rsid="0012839d" officeooo:paragraph-rsid="0012839d"/>
    </style:style>
    <style:style style:name="P3" style:family="paragraph" style:parent-style-name="Standard">
      <style:text-properties officeooo:rsid="0012839d" officeooo:paragraph-rsid="001eb8af"/>
    </style:style>
    <style:style style:name="P4" style:family="paragraph" style:parent-style-name="Standard">
      <style:text-properties officeooo:rsid="00139228" officeooo:paragraph-rsid="00139228"/>
    </style:style>
    <style:style style:name="P5" style:family="paragraph" style:parent-style-name="Standard">
      <style:text-properties officeooo:rsid="00139228" officeooo:paragraph-rsid="0014a08c"/>
    </style:style>
    <style:style style:name="P6" style:family="paragraph" style:parent-style-name="Standard">
      <style:text-properties officeooo:rsid="0014a08c" officeooo:paragraph-rsid="0014a08c"/>
    </style:style>
    <style:style style:name="P7" style:family="paragraph" style:parent-style-name="Text_20_body">
      <style:text-properties officeooo:rsid="0014a08c" officeooo:paragraph-rsid="0014a08c"/>
    </style:style>
    <style:style style:name="P8" style:family="paragraph" style:parent-style-name="Text_20_body">
      <style:text-properties fo:font-style="italic"/>
    </style:style>
    <style:style style:name="P9" style:family="paragraph" style:parent-style-name="Standard">
      <style:text-properties officeooo:rsid="0015207f" officeooo:paragraph-rsid="0015207f"/>
    </style:style>
    <style:style style:name="P10" style:family="paragraph" style:parent-style-name="Standard">
      <style:text-properties officeooo:rsid="001736ba" officeooo:paragraph-rsid="001736ba"/>
    </style:style>
    <style:style style:name="P11" style:family="paragraph" style:parent-style-name="Standard">
      <style:text-properties officeooo:rsid="001793aa" officeooo:paragraph-rsid="001793aa"/>
    </style:style>
    <style:style style:name="P12" style:family="paragraph" style:parent-style-name="Standard">
      <style:text-properties officeooo:rsid="0019124d" officeooo:paragraph-rsid="0019124d"/>
    </style:style>
    <style:style style:name="P13" style:family="paragraph" style:parent-style-name="Standard">
      <style:text-properties officeooo:rsid="0019124d" officeooo:paragraph-rsid="001ade02"/>
    </style:style>
    <style:style style:name="P14" style:family="paragraph" style:parent-style-name="Standard">
      <style:text-properties officeooo:rsid="001ade02" officeooo:paragraph-rsid="001ade02"/>
    </style:style>
    <style:style style:name="P15" style:family="paragraph" style:parent-style-name="Standard">
      <style:text-properties officeooo:rsid="001baf6b" officeooo:paragraph-rsid="001baf6b"/>
    </style:style>
    <style:style style:name="P16" style:family="paragraph" style:parent-style-name="Standard">
      <style:text-properties officeooo:rsid="001d6bde" officeooo:paragraph-rsid="001d6bde"/>
    </style:style>
    <style:style style:name="P17" style:family="paragraph" style:parent-style-name="Standard">
      <style:text-properties officeooo:rsid="001eb8af" officeooo:paragraph-rsid="001eb8af"/>
    </style:style>
    <style:style style:name="P18" style:family="paragraph" style:parent-style-name="Standard">
      <style:text-properties fo:language="ru" fo:country="RU" officeooo:rsid="001f54c6" officeooo:paragraph-rsid="001f54c6"/>
    </style:style>
    <style:style style:name="P19" style:family="paragraph" style:parent-style-name="Standard">
      <style:text-properties fo:language="ru" fo:country="RU" officeooo:rsid="002074ef" officeooo:paragraph-rsid="002074ef"/>
    </style:style>
    <style:style style:name="P20" style:family="paragraph" style:parent-style-name="Standard">
      <style:text-properties fo:language="ru" fo:country="RU" officeooo:rsid="002124ab" officeooo:paragraph-rsid="002124ab"/>
    </style:style>
    <style:style style:name="P21" style:family="paragraph" style:parent-style-name="Standard">
      <style:text-properties fo:language="ru" fo:country="RU" officeooo:rsid="00247c49" officeooo:paragraph-rsid="00247c49"/>
    </style:style>
    <style:style style:name="P22" style:family="paragraph" style:parent-style-name="Standard">
      <style:text-properties fo:language="ru" fo:country="RU" officeooo:rsid="0024b1cf" officeooo:paragraph-rsid="0024b1cf"/>
    </style:style>
    <style:style style:name="P23" style:family="paragraph" style:parent-style-name="Standard">
      <style:text-properties officeooo:rsid="002074ef" officeooo:paragraph-rsid="002074ef"/>
    </style:style>
    <style:style style:name="P24" style:family="paragraph" style:parent-style-name="Standard">
      <style:text-properties officeooo:rsid="00231809" officeooo:paragraph-rsid="00231809"/>
    </style:style>
    <style:style style:name="P25" style:family="paragraph" style:parent-style-name="Standard">
      <style:text-properties officeooo:rsid="0012839d" officeooo:paragraph-rsid="0012839d"/>
    </style:style>
    <style:style style:name="P26" style:family="paragraph" style:parent-style-name="Standard">
      <style:text-properties officeooo:rsid="0012839d" officeooo:paragraph-rsid="00269208"/>
    </style:style>
    <style:style style:name="P27" style:family="paragraph" style:parent-style-name="Standard">
      <style:text-properties officeooo:rsid="0012839d" officeooo:paragraph-rsid="00282762"/>
    </style:style>
    <style:style style:name="T1" style:family="text">
      <style:text-properties officeooo:rsid="0012839d"/>
    </style:style>
    <style:style style:name="T2" style:family="text">
      <style:text-properties officeooo:rsid="00139228"/>
    </style:style>
    <style:style style:name="T3" style:family="text">
      <style:text-properties officeooo:rsid="0014a08c"/>
    </style:style>
    <style:style style:name="T4" style:family="text">
      <style:text-properties officeooo:rsid="001793aa"/>
    </style:style>
    <style:style style:name="T5" style:family="text">
      <style:text-properties officeooo:rsid="001ade02"/>
    </style:style>
    <style:style style:name="T6" style:family="text">
      <style:text-properties officeooo:rsid="001baf6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eb8af"/>
    </style:style>
    <style:style style:name="T9" style:family="text">
      <style:text-properties officeooo:rsid="001eb8af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f54c6"/>
    </style:style>
    <style:style style:name="T12" style:family="text">
      <style:text-properties officeooo:rsid="00269208"/>
    </style:style>
    <style:style style:name="T13" style:family="text">
      <style:text-properties officeooo:rsid="00282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1. Название продукта.</text:p>
      <text:p text:style-name="P21">Сайт, рабочее название - wedding-2</text:p>
      <text:p text:style-name="P21"/>
      <text:p text:style-name="P18">2. Краткое описание.</text:p>
      <text:p text:style-name="P21">Электронное приглашений на церемонию бракосочетания. </text:p>
      <text:p text:style-name="P21">Рассылка приглашений, организация свадебного банкета</text:p>
      <text:p text:style-name="P21">Экономия времени в вопросе приглашения гостей</text:p>
      <text:p text:style-name="P21"/>
      <text:p text:style-name="P21">Благодаря удобному и современному формату, гости смогут получить всю необходимую информацию о вашем празднике на любой гаджет, узнают программу дня и контакт а организатора. Ознакомятся с дресс-кодом и схемой проезда к месту проведения мероприятия. Уведомят вас о своем присутствии и предпочтении в меню.</text:p>
      <text:p text:style-name="P21">Стильный дизайн сайт-приглашения намекнет на тематику свадьбы и подчеркнет ваш безупречный вкус.</text:p>
      <text:p text:style-name="P21"/>
      <text:p text:style-name="P21">История любви не повторяется. Каждая из них особенная, красивая невероятная. И свадьба <text:s/>должна стать их отражением и эффектным продолжением. Свадебный сайт-приглашение отлично справится с этой задачей.</text:p>
      <text:p text:style-name="P21"/>
      <text:p text:style-name="P21">Экономия денежных средств. Используете один сайт-приглашение и отправляйте ссылки всем гостям, куда угодно.</text:p>
      <text:p text:style-name="P21"/>
      <text:p text:style-name="P21"><text:s/>Забота об экологии. Не печатайте бумагу, из-за которой в 50 раз больше вредных веществ сбрасывается в водоемы и попадают в воздух.</text:p>
      <text:p text:style-name="P21"/>
      <text:p text:style-name="P21">Сайт-приглашение — это ваш персональный одностраничный сайт, который содержит необходимую информацию о Вашей свадьбе. Дата и место празднования, тайминг, анкета для гостей.</text:p>
      <text:p text:style-name="P21"/>
      <text:p text:style-name="P21">Отправка приглашения любым удобным способом, неограниченному количеству гостей, где бы они не находились.</text:p>
      <text:p text:style-name="P21"/>
      <text:p text:style-name="P22">Подтверждение о присутствии на торжестве, ведь в каждом приглашении есть форма обратной связи.</text:p>
      <text:p text:style-name="P21"/>
      <text:p text:style-name="P22">Расскажите гостям о важном дней в вашей жизни — интересно.</text:p>
      <text:p text:style-name="P22"/>
      <text:p text:style-name="P21">Приглашение гостей из удаленных районов.</text:p>
      <text:p text:style-name="P21">Одинаково Хорошо смотрится на смартфонах, планшетах, ноубуках и настольных ПК.</text:p>
      <text:p text:style-name="P18"/>
      <text:p text:style-name="P18"/>
      <text:p text:style-name="P18"/>
      <text:p text:style-name="P18"><text:s text:c="2"/>- Почему был создан этот продукт. Мотивация, история, потребности, мечты и пр.</text:p>
      <text:p text:style-name="P18"><text:s text:c="2"/>- Для чего был создан этот продукт. Описать те проблемы и потребности, которые закрывает данный продукт.</text:p>
      <text:p text:style-name="P18"><text:s text:c="2"/>- Чем продукт лучше аналогов. Если у продукта есть аналоги, необходимо написать об отличиях и особенностях продукта.</text:p>
      <text:p text:style-name="P18"/>
      <text:p text:style-name="P18">3. Основные возможности</text:p>
      <text:p text:style-name="P18"/>
      <text:p text:style-name="P18"/>
      <text:p text:style-name="P18"/>
      <text:p text:style-name="P18"><text:soft-page-break/>4. Как установить продукт. Написать краткую инструкцию по установке.</text:p>
      <text:p text:style-name="P18"/>
      <text:p text:style-name="P18">5. Как пользоваться продуктом. Краткая инструкция пользователю из серии «Быстрый запуск».</text:p>
      <text:p text:style-name="P18"/>
      <text:p text:style-name="P18">6. Как помочь продукту развиваться. Ответ тем разработчикам, которые хотят поучаствовать в развитии продукта.</text:p>
      <text:p text:style-name="P18"/>
      <text:p text:style-name="P18">7. Кто разрабатывает продукт. Список разработчиков, описание компаний и инициативы, в рамках которой был создан продукт.</text:p>
      <text:p text:style-name="P18"><text:span text:style-name="T11"/></text:p>
      <text:p text:style-name="P18"><text:span text:style-name="T11"/></text:p>
      <text:p text:style-name="P18"/>
      <text:p text:style-name="P2">Дорогие <text:span text:style-name="T12">наши друзья!</text:span></text:p>
      <text:p text:style-name="P2"><text:span text:style-name="T12">24</text:span> <text:span text:style-name="T12">августа</text:span> 20<text:span text:style-name="T12">24</text:span> года в нашей жизни произойдет очень важное событие – наша свадьба! Мы верим и надеемся, что этот день станет красивым началом долгой и счастливой жизни. Позвольте пригласить Вас разделить с нами радость этого дня. Подарите свою поддержку и добрые пожелания, а мы в свою очередь поделимся частичкой нашего счастья.</text:p>
      <text:p text:style-name="P2"/>
      <text:p text:style-name="P27">Мы нынче счастьем так полны, что им желаем поделиться.&lt;<text:span text:style-name="T13">br&gt;</text:span> Невеста в статусе жены должна впервые появиться.&lt;<text:span text:style-name="T13">br&gt;</text:span>Жених впервые выйдет в свет уже совсем законным мужем,&lt;<text:span text:style-name="T13">br&gt;</text:span>И намечается фуршет, переходящий плавно в ужин.&lt;<text:span text:style-name="T13">br&gt;</text:span>На нашей свадьбе видеть Вас среди гостей мы будем рады&lt;<text:span text:style-name="T13">br&gt;</text:span>Смотрите ниже день и час, а место торжества – там рядом.</text:p>
      <text:p text:style-name="P27"/>
      <text:p text:style-name="P27"><text:span text:style-name="T12">Евгений </text:span>и <text:span text:style-name="T12">Татьяна</text:span>.</text:p>
      <text:p text:style-name="P2"/>
      <text:p text:style-name="P26">PS: Подтвердите, пожалуйста, свое присутствие на празднике до 1<text:span text:style-name="T12">0</text:span>.0<text:span text:style-name="T12">8</text:span>.20<text:span text:style-name="T12">24</text:span>.</text:p>
      <text:p text:style-name="P2"/>
      <text:p text:style-name="P2"/>
      <text:p text:style-name="P2"/>
      <text:p text:style-name="P2">История нашей любви</text:p>
      <text:p text:style-name="P1"/>
      <text:p text:style-name="P1">Татьяна и Евгений познакомились в 2022 году, в колледже, на уроке "Введение в фотографию". Студентам было поручено выполнить проект, в рамках которого они должны были снимать архитектурные здания по всему <text:span text:style-name="T1">Краснодару</text:span>. Однажды днем они столкнулись на улице - фотографировали одно и то же здание, просто с разных точек обзора! - и решили сделать совместную съемку. День перешел в вечер и закончился поеданием мороженого, за которым они проговорили до закрытия кафе. А остальное, как говорится, уже история.</text:p>
      <text:p text:style-name="P1"/>
      <text:p text:style-name="P1">В ноябре, после ужина в <text:span text:style-name="T1">ресторане</text:span> (где у них было первое "настоящее" свидание!), <text:span text:style-name="T1">Евгений</text:span> удивил <text:span text:style-name="T1">Татьяну</text:span>, сделав предложение в парке <text:span text:style-name="T1">Галицкого</text:span>, куда они часто <text:span text:style-name="T1">ходили</text:span> гулять. Они так рады начать следующий этап своей совместной жизни и не могут дождаться, когда отпразднуют это вместе с вами в августе!</text:p>
      <text:p text:style-name="P1"/>
      <text:p text:style-name="P2">Жених</text:p>
      <text:p text:style-name="P2">Евгений Онегин</text:p>
      <text:p text:style-name="P2">Невеста</text:p>
      <text:p text:style-name="P2">Татьяна Ларина</text:p>
      <text:p text:style-name="P2"/>
      <text:p text:style-name="P2">родители <text:span text:style-name="T2">Наталья и </text:span>Петр <text:s/><text:span text:style-name="T2">Онегины</text:span></text:p>
      <text:p text:style-name="P4">родители Софья и Константин Ларины </text:p>
      <text:p text:style-name="P4"><text:soft-page-break/></text:p>
      <text:p text:style-name="P4"><text:span text:style-name="T3">Свадебная ц</text:span>еремония и ужин</text:p>
      <text:p text:style-name="P4"/>
      <text:p text:style-name="P6">Краткая программа дня нашего бракосочетания. Приезжайте нас поздравить и провести с нами время!</text:p>
      <text:p text:style-name="P4"/>
      <text:p text:style-name="P4">10:00</text:p>
      <text:p text:style-name="P4">Свадебная церемония</text:p>
      <text:p text:style-name="P4">24 августа 2024 года</text:p>
      <text:p text:style-name="P4">Дворец бракосочетания</text:p>
      <text:p text:style-name="P4">г. Краснодар, ул. Свадебная 77</text:p>
      <text:p text:style-name="P6">Мы будем очень рады видеть вас!!!</text:p>
      <text:p text:style-name="P6"/>
      <text:p text:style-name="P6">17:00</text:p>
      <text:p text:style-name="P6">Свадебный ужин</text:p>
      <text:p text:style-name="P5">24 августа 2024 года</text:p>
      <text:p text:style-name="P6">Ресторан «Русская Печь»</text:p>
      <text:p text:style-name="P5">г. Краснодар, ул. <text:span text:style-name="T3">Молодежная 44</text:span></text:p>
      <text:p text:style-name="P6">Мы будем очень рады видеть вас!!!</text:p>
      <text:p text:style-name="P6"/>
      <text:p text:style-name="P6"><text:s/>Любовь – это бесценный дар. Это единственная вещь, которую мы можем подарить и все же она у тебя остается.</text:p>
      <text:p text:style-name="P6"/>
      <text:p text:style-name="P6">Лев Толстой</text:p>
      <text:p text:style-name="P6"/>
      <text:p text:style-name="P7">Любовь – начало и конец нашего существования. Без любви нет жизни. Поэтому-то любовь есть то, перед чем преклоняется мудрый человек.</text:p>
      <text:p text:style-name="P8">Конфуций</text:p>
      <text:p text:style-name="P7">Любовь всесильна! Нет на земле ни горя – выше кары ее, ни счастья – выше наслаждения служить ей.</text:p>
      <text:p text:style-name="P8">Шекспир</text:p>
      <text:p text:style-name="P9">Познакомитесь с нашими друзьями. Надеемся, что общение с ними вам так же будет приятно!</text:p>
      <text:p text:style-name="P9"/>
      <text:p text:style-name="P9">Андрей Соколов</text:p>
      <text:p text:style-name="P9">Михаил Уваров</text:p>
      <text:p text:style-name="P9">Герман Титов</text:p>
      <text:p text:style-name="P9">Александр Лавров</text:p>
      <text:p text:style-name="P9"/>
      <text:p text:style-name="P9">друг Евгения</text:p>
      <text:p text:style-name="P9"/>
      <text:p text:style-name="P9">Елизавета Градова</text:p>
      <text:p text:style-name="P9">Анастасия Довгаль</text:p>
      <text:p text:style-name="P9">Раиса Петрова</text:p>
      <text:p text:style-name="P9">Александра Литвинова</text:p>
      <text:p text:style-name="P9"/>
      <text:p text:style-name="P9">подруга Татьяны</text:p>
      <text:p text:style-name="P9"/>
      <text:p text:style-name="P10"><text:soft-page-break/>На этих фотографиях запечатлены <text:span text:style-name="T4">лучшие моменты нашей любви, которыми ми с радостью делимся с вами. </text:span></text:p>
      <text:p text:style-name="P10"/>
      <text:p text:style-name="P11">Вы принимаете наше приглашение?</text:p>
      <text:p text:style-name="P11"/>
      <text:p text:style-name="P12">Если Вы приняли наше приглашение, заполните, пожалуйста, небольшую анкету. Это очень поможет на<text:span text:style-name="T5">м</text:span> для организации торжественного вечера.</text:p>
      <text:p text:style-name="P12"/>
      <text:p text:style-name="P12">Анкета</text:p>
      <text:p text:style-name="P12"/>
      <text:p text:style-name="P12">Фамилия Имя:</text:p>
      <text:p text:style-name="P12"/>
      <text:p text:style-name="P13"><text:span text:style-name="T5">Ответ </text:span><text:span text:style-name="T6">на приглашение</text:span><text:span text:style-name="T5">:</text:span></text:p>
      <text:p text:style-name="P14">Я приеду</text:p>
      <text:p text:style-name="P14">Я не приеду</text:p>
      <text:p text:style-name="P14">Затрудняюсь ответить </text:p>
      <text:p text:style-name="P13"/>
      <text:p text:style-name="P13"><text:span text:style-name="T5">Нас будет (кол-во г</text:span>остей<text:span text:style-name="T5">):</text:span></text:p>
      <text:p text:style-name="P13"/>
      <text:p text:style-name="P14">Отправить</text:p>
      <text:p text:style-name="P14"/>
      <text:p text:style-name="P15">Домашний адрес:</text:p>
      <text:p text:style-name="P15">3-я улица Строителей, дом 25, кв. 12 </text:p>
      <text:p text:style-name="P15">350000, г. Краснодар</text:p>
      <text:p text:style-name="P15"/>
      <text:p text:style-name="P15">Телефон:</text:p>
      <text:p text:style-name="P16">+7 (999) 111-11-11</text:p>
      <text:p text:style-name="P16">+7 (988) 222-22-22</text:p>
      <text:p text:style-name="P16"/>
      <text:p text:style-name="P16">Email:</text:p>
      <text:p text:style-name="P16">groom<text:span text:style-name="T7">@pochta.com</text:span></text:p>
      <text:p text:style-name="P16">bride<text:span text:style-name="T7">@pochta.com</text:span></text:p>
      <text:p text:style-name="P12"/>
      <text:p text:style-name="P3"/>
      <text:p text:style-name="P3">Евгений</text:p>
      <text:p text:style-name="P3">Татьяна</text:p>
      <text:p text:style-name="P3"/>
      <text:p text:style-name="P3">МЫ СОБИРАЕМСЯ ПОЖЕНИТЬСЯ!</text:p>
      <text:p text:style-name="P3"/>
      <text:p text:style-name="P3">Навсегда,<text:span text:style-name="T7"> </text:span><text:span text:style-name="T8">и</text:span><text:span text:style-name="T10"> </text:span>навеки <text:span text:style-name="T9">н</text:span>аша <text:span text:style-name="T9">л</text:span>юбовь</text:p>
      <text:p text:style-name="P17">Спасибо!</text:p>
      <text:p text:style-name="P9"/>
      <text:p text:style-name="P23">Молодожены</text:p>
      <text:p text:style-name="P23">Мероприятие</text:p>
      <text:p text:style-name="P23">Друзья</text:p>
      <text:p text:style-name="P23">Галерея</text:p>
      <text:p text:style-name="P23"/>
      <text:p text:style-name="P23"/>
      <text:p text:style-name="P19">Фотография жениха</text:p>
      <text:p text:style-name="P19">Фотография невесты</text:p>
      <text:p text:style-name="P19">Изображение кавычек</text:p>
      <text:p text:style-name="P19">Фотография друзей жениха</text:p>
      <text:p text:style-name="P19"><text:soft-page-break/>Фотография подруг невесты</text:p>
      <text:p text:style-name="P20">Изображение скриншота видео файла</text:p>
      <text:p text:style-name="P20">Фотография из личного архива</text:p>
      <text:p text:style-name="P20"/>
      <text:p text:style-name="P19"/>
      <text:p text:style-name="P24">Readme</text:p>
      <text:p text:style-name="P24"/>
      <text:p text:style-name="P24">1. Название продукта.</text:p>
      <text:p text:style-name="P24">2. Краткое описание.</text:p>
      <text:p text:style-name="P24">Почему был создан этот продукт. Мотивация, история, потребности, мечты и пр.</text:p>
      <text:p text:style-name="P24">Для чего был создан этот продукт. Описать те проблемы и потребности, которые закрывает данный продукт.</text:p>
      <text:p text:style-name="P24">Чем продукт лучше аналогов. Если у продукта есть аналоги, необходимо написать об отличиях и особенностях продукта.</text:p>
      <text:p text:style-name="P24">3. Основные возможности</text:p>
      <text:p text:style-name="P24">4. Как установить продукт. Написать краткую инструкцию по установке.</text:p>
      <text:p text:style-name="P24">5. Как пользоваться продуктом. Краткая инструкция пользователю из серии «Быстрый запуск».</text:p>
      <text:p text:style-name="P24">6. Как помочь продукту развиваться. Ответ тем разработчикам, которые хотят поучаствовать в развитии продукта.</text:p>
      <text:p text:style-name="P24">7. Кто разрабатывает продукт. Список разработчиков, описание компаний и инициативы, в рамках которой был создан продукт.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1:41:06.377000000</meta:creation-date>
    <meta:editing-duration>PT2H27M1S</meta:editing-duration>
    <meta:editing-cycles>14</meta:editing-cycles>
    <meta:generator>LibreOffice/7.6.4.1$Linux_X86_64 LibreOffice_project/60$Build-1</meta:generator>
    <dc:date>2024-08-20T15:30:43.221954221</dc:date>
    <meta:document-statistic meta:table-count="0" meta:image-count="0" meta:object-count="0" meta:page-count="5" meta:paragraph-count="117" meta:word-count="929" meta:character-count="6554" meta:non-whitespace-character-count="5719"/>
  </office:meta>
</office:document-meta>
</file>